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.haveAt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.setAddsourcefil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.setSystem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.setFile( File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ttrib.setArchiv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.addArg( boolean sign , String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.setParallel( boolean parall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ttrib.Attri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.setReadonly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.setSkipEmptyFilesets( boolean sk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ttrib.setExecutable( String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.checkConfigur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.setHidden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.setCommand( String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.getSignString( boolean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.isValidO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.setMaxParallel( in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